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966" officeooo:paragraph-rsid="0011f966"/>
    </style:style>
    <style:style style:name="P2" style:family="paragraph" style:parent-style-name="Standard">
      <style:text-properties officeooo:rsid="00122e04" officeooo:paragraph-rsid="00122e04"/>
    </style:style>
    <style:style style:name="P3" style:family="paragraph" style:parent-style-name="Standard">
      <style:text-properties officeooo:paragraph-rsid="00122e04"/>
    </style:style>
    <style:style style:name="P4" style:family="paragraph" style:parent-style-name="Standard">
      <style:text-properties officeooo:rsid="001295d5" officeooo:paragraph-rsid="001295d5"/>
    </style:style>
    <style:style style:name="P5" style:family="paragraph" style:parent-style-name="Standard">
      <style:text-properties officeooo:rsid="00133f5c" officeooo:paragraph-rsid="00133f5c"/>
    </style:style>
    <style:style style:name="P6" style:family="paragraph" style:parent-style-name="Standard">
      <style:text-properties officeooo:rsid="00133f5c" officeooo:paragraph-rsid="00133f5c"/>
    </style:style>
    <style:style style:name="P7" style:family="paragraph" style:parent-style-name="Standard">
      <style:text-properties officeooo:rsid="00150d86" officeooo:paragraph-rsid="00150d86"/>
    </style:style>
    <style:style style:name="P8" style:family="paragraph" style:parent-style-name="Standard">
      <style:text-properties officeooo:rsid="0015cd11" officeooo:paragraph-rsid="0015cd11"/>
    </style:style>
    <style:style style:name="P9" style:family="paragraph" style:parent-style-name="Standard">
      <style:text-properties officeooo:rsid="00169d28" officeooo:paragraph-rsid="00169d28"/>
    </style:style>
    <style:style style:name="P10" style:family="paragraph" style:parent-style-name="Standard">
      <style:text-properties officeooo:rsid="00172a79" officeooo:paragraph-rsid="00172a79"/>
    </style:style>
    <style:style style:name="P11" style:family="paragraph" style:parent-style-name="Standard">
      <style:text-properties officeooo:rsid="0017c14b" officeooo:paragraph-rsid="0017c14b"/>
    </style:style>
    <style:style style:name="T1" style:family="text">
      <style:text-properties officeooo:rsid="00122e04"/>
    </style:style>
    <style:style style:name="T2" style:family="text">
      <style:text-properties officeooo:rsid="001295d5"/>
    </style:style>
    <style:style style:name="T3" style:family="text">
      <style:text-properties officeooo:rsid="00139993"/>
    </style:style>
    <style:style style:name="T4" style:family="text">
      <style:text-properties officeooo:rsid="0015cd11"/>
    </style:style>
    <style:style style:name="T5" style:family="text">
      <style:text-properties officeooo:rsid="0017c14b"/>
    </style:style>
    <style:style style:name="T6" style:family="text">
      <style:text-properties officeooo:rsid="00183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0 – anotações</text:p>
      <text:p text:style-name="P1"/>
      <text:p text:style-name="P1">// aprendizado não-supervisionado</text:p>
      <text:p text:style-name="P1"/>
      <text:p text:style-name="P1">vai falar sobre aprendizado não supervisionado { dois problemas solucionhados através dele --→ clusterização e redução de dimensionalidade}</text:p>
      <text:p text:style-name="P1"/>
      <text:p text:style-name="P1">aprendizado não-supervisionado → é um tipo de aprendizado, algotritmjo de treinamento que não necessoita de dados rotulados, njão necessikta de saída de dados. Nesse caso, a tarefa que ele resolve é encontra, descrever essa estruturas implicita, invisivel. Estrutura a partir das features.</text:p>
      <text:p text:style-name="P1"/>
      <text:p text:style-name="P1"/>
      <text:p text:style-name="P1">Aprendizado não-supervisionado: entrada do modelo é a entrada, parte só de entrada dos dados. Como saída, ele vai trazer relações entre features</text:p>
      <text:p text:style-name="P1"/>
      <text:p text:style-name="P1">depois dessa etapa de aprendizado, com algoritmos não-supervisinados, eu vou colocar o vetor de entrada e ele vai trazer para mim ou features mais relevantes ou qual grupo a entrada pertence opu a qual a probalibilidade dessa entrada pertencer a aum grupo qualquer ou pertencer a mesma distribuição dos grupos de entrada</text:p>
      <text:p text:style-name="P1"/>
      <text:p text:style-name="P1">é um problema mais difícil do aprendizado supervisionado. </text:p>
      <text:p text:style-name="P1"/>
      <text:p text:style-name="P1">Apçlicações de aprendizado não-supervisionado:</text:p>
      <text:p text:style-name="P1">1. agrupamento de dados (clustering) → não tenho nenhum rótulo que eu posso usar como vetor de separação e ai o algoritmo vai inferir isso internamente a partir das features. <text:span text:style-name="T1">A partir das features meu modelo vai conseguir separar esses dados em grupos.</text:span></text:p>
      <text:p text:style-name="P1"/>
      <text:p text:style-name="P2">Dado determinadas entradas e separar em grupos – problema de clusterização</text:p>
      <text:p text:style-name="P2"/>
      <text:p text:style-name="P2">padrões que se parecem fiquem nos mesmo grupos e se separem de outros grupos, aumentar a distancia entre grupos e diminuir a distancia intergrupo. </text:p>
      <text:p text:style-name="P2"><text:s/>Eu posso fazer redução de dimensionalidade usando clusterização, compressão de imagens usando clusterização.</text:p>
      <text:p text:style-name="P2"/>
      <text:p text:style-name="P2">2. redução de dimensionalidade:</text:p>
      <text:p text:style-name="P3"><text:span text:style-name="T1">simpplificar os dados sem </text:span><text:span text:style-name="T2">perder muita </text:span><text:span text:style-name="T1">informação</text:span></text:p>
      <text:p text:style-name="P4">reduzir para ganhar processamento, mas não perder tanta informação.</text:p>
      <text:p text:style-name="P4">Esse método também é chamado de extração de características.</text:p>
      <text:p text:style-name="P4">Processo de redução do número de variáveis.</text:p>
      <text:p text:style-name="P4"/>
      <text:p text:style-name="P4"/>
      <text:p text:style-name="P4">3. detecção de anomalias: ela vai identificar observações raras que podem ser suspteitas. Exemplo: a gente tem dados de rotas de serviços de carona de carro. Uma dessas rotas faz uma rota estranha e ai você tem um modelo que identifique isso. É bom para sistemas de segurança.</text:p>
      <text:p text:style-name="P5">O modelo aprende com dados normais. Se ele aprender o que é “normal”, é mais fácil conseguir distinguir uma observação “não normal”. </text:p>
      <text:p text:style-name="P5">Ta,mbém chamdo de Novelty Detection e Outlier Detection</text:p>
      <text:p text:style-name="P5"/>
      <text:p text:style-name="P5"/>
      <text:p text:style-name="P5"><text:soft-page-break/>**** <text:span text:style-name="T3">continuar em 35:33 ******</text:span></text:p>
      <text:p text:style-name="P5"/>
      <text:p text:style-name="P7">clusterização → encontra uma função f que vai levar o padrão x do espaço dos dados para um conjunto de ck. Vai pegar o seu padrão e dar como saída um grupo. Cada fgrupo é dxefinidio através do conjunto ck. Esse ck são todos os padrões do cluster k. <text:span text:style-name="T4">todo cluster tem que ter pelo menos 1 padrão. A união de todos os cluster é igual ao conjunto de dados completo. <text:s/>Por fim, eu nção posso ter intercessão. Eu posso ter padrões que pertencem a mais de 1 cluster.</text:span></text:p>
      <text:p text:style-name="P7"/>
      <text:p text:style-name="P8">Tipos de cluster: ele pode ser categorizado em 2 tipos: hard clustering (não tenho sobreposição de clusters) e soft clustering</text:p>
      <text:p text:style-name="P8"/>
      <text:p text:style-name="P8">agrupamento baseado em densidade → ele olha a densidade dos pontos. Ele verifica quais regiões são densas e quando ele vê uma região densa, ele considera isso um cluster. Pontos que estão em regiões sparse, a gente chama de outliers ou ruído</text:p>
      <text:p text:style-name="P8"/>
      <text:p text:style-name="P8">clustering hierárquico --→ ele divide usando métricas de distância. Pode ser aglomerativo ou divisivo. Qual a diferença? Aglomerativo é </text:p>
      <text:p text:style-name="P8"/>
      <text:p text:style-name="P8">single linkage – vê a distância menor entre clusters</text:p>
      <text:p text:style-name="P8">complete linkage – vê a maior distância entre clusters</text:p>
      <text:p text:style-name="P8">average linkage – vê uma média das distâncias e usa isso como métrica para usar para aglomerar ou para dividir</text:p>
      <text:p text:style-name="P8"/>
      <text:p text:style-name="P9">clusterização através de partições – ele particiona, divide em que todas as uniões dessas partições é um conjunto de dados completo. Você tem que dizer antes o número de greupos que quer particoinar. Método é iterativo e o kmeans entra nesse tipo de agrupamento. </text:p>
      <text:p text:style-name="P9"/>
      <text:p text:style-name="P9"/>
      <text:p text:style-name="P10">Agrupamento fuzzy – um ponto pode pertencer a mais de um cluster. Nesse caso, pode usar para, ao invés da saída ser cluster 1, 2 ou 3, pode ter uma saída de probabilidade. </text:p>
      <text:p text:style-name="P10"/>
      <text:p text:style-name="P10">Grid-based clustering – qquando eu tenho muitos dados, ele pode ser uma boa. Ele separa a minha região em grades e verifica a densidade da grade.</text:p>
      <text:p text:style-name="P10"/>
      <text:p text:style-name="P10">Clusterização através do k-means – é o mais conhecido. Precisa especificsr o número de clusterings que o método vai criar. Eu vou tentar minimizar a distância intra-cluster</text:p>
      <text:p text:style-name="P11">primeiro: especificar o número de K;</text:p>
      <text:p text:style-name="P11">SEGUNDO: inicializar aleatoriamente K centróides</text:p>
      <text:p text:style-name="P11">terceiro: repetir até que os centróides positivos não mudem</text:p>
      <text:p text:style-name="P11"/>
      <text:p text:style-name="P11">*** <text:span text:style-name="T6">continuar em 01:09:00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2:13:44.932904320</meta:creation-date>
    <meta:generator>LibreOffice/6.4.7.2$Linux_X86_64 LibreOffice_project/40$Build-2</meta:generator>
    <dc:date>2022-01-04T22:45:58.047566599</dc:date>
    <meta:editing-duration>PT8M36S</meta:editing-duration>
    <meta:editing-cycles>2</meta:editing-cycles>
    <meta:document-statistic meta:table-count="0" meta:image-count="0" meta:object-count="0" meta:page-count="2" meta:paragraph-count="36" meta:word-count="718" meta:character-count="4475" meta:non-whitespace-character-count="3778"/>
  </office:meta>
</office:document-meta>
</file>